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CARDEÑA CARHUAS CARLOS ALFRED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N MARTIN DE PANGOA</text:span></text:p>
      <text:p text:style-name="P5"/>
      <text:p text:style-name="P5">Recojo: <text:span text:style-name="T3">CARDEÑA CARHUAS CARLOS ALFRED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00:11:4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